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Users 用户</text:h>
      <text:p text:style-name="Standard"/>
      <text:p text:style-name="Standard">用户名 name – 唯一的 不得超过10个字。</text:p>
      <text:p text:style-name="Standard">邮箱 email – 唯一的 不得超过100个字。</text:p>
      <text:p text:style-name="Standard">密码 password 6~20个字。</text:p>
      <text:p text:style-name="Standard">盐 salt 加密密码，其实password存储的是定长的。</text:p>
      <text:p text:style-name="Standard">注册时间 register_at</text:p>
      <text:p text:style-name="Standard">最后登录时间 last_login_at</text:p>
      <text:p text:style-name="Standard"/>
      <text:p text:style-name="Standard">头像 icon</text:p>
      <text:p text:style-name="Standard">生日 birthday</text:p>
      <text:p text:style-name="Standard">性别 男/女/保密</text:p>
      <text:p text:style-name="Standard">个性签名 60字以内。</text:p>
      <text:p text:style-name="Standard"/>
      <text:p text:style-name="Standard">关联内容：</text:p>
      <text:p text:style-name="Standard"/>
      <text:h text:style-name="Heading_20_1" text:outline-level="1">Nodes 节点（版面）</text:h>
      <text:p text:style-name="Standard"/>
      <text:p text:style-name="Standard">版名 name</text:p>
      <text:p text:style-name="Standard">简介 introduction</text:p>
      <text:p text:style-name="Standard"/>
      <text:h text:style-name="Heading_20_1" text:outline-level="1">NodeManagers 节点管理员（版主）</text:h>
      <text:p text:style-name="Standard"/>
      <text:p text:style-name="Standard">用户ID user_id</text:p>
      <text:p text:style-name="Standard">节点ID node_id</text:p>
      <text:p text:style-name="Standard">任职时间 take_office_at</text:p>
      <text:p text:style-name="Standard"/>
      <text:h text:style-name="Heading_20_2" text:outline-level="2">索引</text:h>
      <text:p text:style-name="Standard">node_id, user_id 版主列表</text:p>
      <text:p text:style-name="Standard">user_id, node_id 判断是否有版主权限</text:p>
      <text:h text:style-name="Heading_20_1" text:outline-level="1">Posts 贴子</text:h>
      <text:p text:style-name="Standard"/>
      <text:p text:style-name="Standard">作者 user_id </text:p>
      <text:p text:style-name="Standard">所属节点 node_id (Index)</text:p>
      <text:p text:style-name="Standard">发贴时间 create_at</text:p>
      <text:p text:style-name="Standard">最后编辑时间 update_at (Index)</text:p>
      <text:p text:style-name="Standard">类型 type （贴子、翻译贴）</text:p>
      <text:p text:style-name="Standard">状态 state （正常、锁定、删除什么的）</text:p>
      <text:p text:style-name="Standard"><text:soft-page-break/></text:p>
      <text:p text:style-name="Standard">是否是精华 is_elite</text:p>
      <text:p text:style-name="Standard"/>
      <text:p text:style-name="Standard">标题 title</text:p>
      <text:p text:style-name="Standard">内容 content</text:p>
      <text:h text:style-name="Heading_20_2" text:outline-level="2">索引：</text:h>
      <text:p text:style-name="Standard">node_id, update_at 贴子列表</text:p>
      <text:p text:style-name="Standard"/>
      <text:h text:style-name="Heading_20_1" text:outline-level="1">HomePagePosts 首页贴</text:h>
      <text:p text:style-name="Standard">贴子ID post_id</text:p>
      <text:h text:style-name="Heading_20_1" text:outline-level="1">Paragraphs 段落</text:h>
      <text:p text:style-name="Standard"/>
      <text:p text:style-name="Standard">隶属贴子 node_id (Index)</text:p>
      <text:p text:style-name="Standard">原文 source_text</text:p>
      <text:p text:style-name="Standard">有译文了？ has_translated_text 用于缓存是否有译文，否则在计算完整度时会很耗性能</text:p>
      <text:p text:style-name="Standard"/>
      <text:h text:style-name="Heading_20_2" text:outline-level="2">索引</text:h>
      <text:p text:style-name="Standard">node_id, has_translated_text 统计完整度</text:p>
      <text:h text:style-name="Heading_20_1" text:outline-level="1">TranslatedTexts 译文</text:h>
      <text:p text:style-name="Standard"/>
      <text:p text:style-name="Standard">隶属段落 paragraph_id (Index)</text:p>
      <text:p text:style-name="Standard">作者 user_id</text:p>
      <text:p text:style-name="Standard">提交时间 create_at</text:p>
      <text:p text:style-name="Standard">内容 content</text:p>
      <text:p text:style-name="Standard"/>
      <text:h text:style-name="Heading_20_2" text:outline-level="2">索引</text:h>
      <text:p text:style-name="Standard">paragraph_id 列出所有译文</text:p>
      <text:h text:style-name="Heading_20_1" text:outline-level="1">Comments 评论</text:h>
      <text:p text:style-name="Standard"/>
      <text:p text:style-name="Standard">贴子ID post_id</text:p>
      <text:p text:style-name="Standard">作者ID user_id</text:p>
      <text:p text:style-name="Standard">发表时间 create_at</text:p>
      <text:p text:style-name="Standard"/>
      <text:h text:style-name="Heading_20_2" text:outline-level="2"><text:soft-page-break/>索引</text:h>
      <text:p text:style-name="Standard">post_id, create_at 评论列表</text:p>
      <text:h text:style-name="Heading_20_1" text:outline-level="1">PostPraises 贴子赞</text:h>
      <text:p text:style-name="Standard"/>
      <text:p text:style-name="Standard"><text:bookmark-start text:name="__DdeLink__464_1296350550"/>贴子ID post_id</text:p>
      <text:p text:style-name="Standard">给赞者ID user_id</text:p>
      <text:p text:style-name="Standard">赞时间 create_at<text:bookmark-end text:name="__DdeLink__464_1296350550"/></text:p>
      <text:p text:style-name="Standard"/>
      <text:h text:style-name="Heading_20_2" text:outline-level="2">索引</text:h>
      <text:p text:style-name="Standard">post_id 给赞数</text:p>
      <text:h text:style-name="Heading_20_1" text:outline-level="1">PostAttention 贴子关注</text:h>
      <text:p text:style-name="Standard"/>
      <text:p text:style-name="Standard">贴子ID post_id</text:p>
      <text:p text:style-name="Standard">关注者ID user_id</text:p>
      <text:p text:style-name="Standard">赞时间 create_at</text:p>
      <text:p text:style-name="Standard"/>
      <text:h text:style-name="Heading_20_2" text:outline-level="2">索引</text:h>
      <text:p text:style-name="Standard">post_id 关注数</text:p>
      <text:h text:style-name="Heading_20_1" text:outline-level="1">CommentPraises 评论赞</text:h>
      <text:p text:style-name="Standard"/>
      <text:p text:style-name="Standard">评论ID comment_id</text:p>
      <text:p text:style-name="Standard">给赞者ID user_id</text:p>
      <text:p text:style-name="Standard">赞时间 create_at</text:p>
      <text:p text:style-name="Standard"/>
      <text:h text:style-name="Heading_20_1" text:outline-level="1">TranslatedTextsVote 译文得票</text:h>
      <text:p text:style-name="Standard"/>
      <text:p text:style-name="Standard">译文 translated_text_id</text:p>
      <text:p text:style-name="Standard">投票者 user_id</text:p>
      <text:p text:style-name="Standard">投票时间 create_at</text:p>
      <text:p text:style-name="Standard"/>
      <text:h text:style-name="Heading_20_1" text:outline-level="1">Notifications 提醒</text:h>
      <text:p text:style-name="Standard"/>
      <text:p text:style-name="Standard">提醒对象 user_id</text:p>
      <text:p text:style-name="Standard"><text:soft-page-break/>提醒类型 type （新评论、新翻译、贴被赞、评论被赞、翻译被投票、贴被删、评论被删、翻译被删）</text:p>
      <text:p text:style-name="Standard">行为人 doer_id （评论者、翻译者、赞的人、投票的人、删除的版主）</text:p>
      <text:p text:style-name="Standard">目标ID target_id （贴ID、评论ID、翻译ID）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微软雅黑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eyu Tao</meta:initial-creator>
    <meta:creation-date>2014-02-08T01:50:56.12</meta:creation-date>
    <meta:generator>OpenOffice/4.0.1$Win32 OpenOffice.org_project/401m5$Build-9714</meta:generator>
    <dc:date>2014-02-08T03:01:29.88</dc:date>
    <dc:creator>Zeyu Tao</dc:creator>
    <meta:editing-duration>PT1H7M5S</meta:editing-duration>
    <meta:editing-cycles>80</meta:editing-cycles>
    <meta:document-statistic meta:table-count="0" meta:image-count="0" meta:object-count="0" meta:page-count="4" meta:paragraph-count="80" meta:word-count="515" meta:character-count="1246"/>
  </office:meta>
</office:document-meta>
</file>